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oLockStrategy.NoLockStrateg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LockStrategy.unlockArtifact( Artifact artifact , File artifactFileToDownloa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NoLockStrategy.lockArtifact( Artifact artifact , File artifactFileToDownloa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